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9cm" fo:min-width="3.648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48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bevel" svg:stroke-linecap="round" draw:fill-color="#dee6ef" draw:textarea-horizontal-align="justify" draw:textarea-vertical-align="middle" draw:auto-grow-height="false" fo:min-height="1.033cm" fo:min-width="1.369cm" fo:padding-top="0.142cm" fo:padding-bottom="0.142cm" fo:padding-left="0.267cm" fo:padding-right="0.267cm" loext:softedge-radius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41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dee6ef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82cm" svg:height="1.274cm" svg:x="12.309cm" svg:y="1.41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083cm" svg:y1="3.77cm" svg:x2="12.337cm" svg:y2="1.658cm">
          <text:p/>
        </draw:line>
        <draw:frame draw:style-name="gr3" draw:text-style-name="P3" draw:layer="layout" svg:width="3.81cm" svg:height="0.962cm" svg:x="12.255cm" svg:y="6.431cm">
          <draw:text-box>
            <text:p>. . . </text:p>
          </draw:text-box>
        </draw:frame>
        <draw:custom-shape draw:style-name="gr4" draw:text-style-name="P5" draw:layer="layout" svg:width="2.016cm" svg:height="0.594cm" svg:x="3.679cm" svg:y="3.785cm">
          <text:p text:style-name="P4">Batch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16cm" svg:height="0.594cm" svg:x="6.179cm" svg:y="3.785cm">
          <text:p text:style-name="P4">Batch 1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97cm" svg:height="2.349cm" draw:transform="rotate (-1.5707963267949) translate (11.012cm 2.462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5" draw:layer="layout" svg:width="2.016cm" svg:height="0.594cm" svg:x="1.179cm" svg:y="3.785cm">
          <text:p text:style-name="P4">Batch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16cm" svg:height="0.594cm" svg:x="12.894cm" svg:y="1.767cm">
          <text:p text:style-name="P4">Batch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82cm" svg:height="1.274cm" svg:x="12.309cm" svg:y="3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16cm" svg:height="0.594cm" svg:x="12.894cm" svg:y="3.667cm">
          <text:p text:style-name="P4">Batch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82cm" svg:height="1.274cm" svg:x="12.309cm" svg:y="5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16cm" svg:height="0.594cm" svg:x="12.894cm" svg:y="5.467cm">
          <text:p text:style-name="P4">Batch 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029cm" svg:y1="4.128cm" svg:x2="12.283cm" svg:y2="4.093cm">
          <text:p/>
        </draw:line>
        <draw:line draw:style-name="gr2" draw:text-style-name="P2" draw:layer="layout" svg:x1="11.142cm" svg:y1="4.739cm" svg:x2="12.354cm" svg:y2="6.241cm">
          <text:p/>
        </draw:line>
        <draw:frame draw:style-name="gr6" draw:text-style-name="P3" draw:layer="layout" svg:width="5.4cm" svg:height="0.991cm" svg:x="12.083cm" svg:y="0.2cm">
          <draw:text-box>
            <text:p>Processing Units</text:p>
          </draw:text-box>
        </draw:frame>
        <draw:frame draw:style-name="gr3" draw:text-style-name="P3" draw:layer="layout" svg:width="3.81cm" svg:height="0.962cm" svg:x="-0.153cm" svg:y="3.425cm">
          <draw:text-box>
            <text:p>. . . </text:p>
          </draw:text-box>
        </draw:frame>
        <draw:frame draw:style-name="gr3" draw:text-style-name="P8" draw:layer="layout" svg:width="2.828cm" svg:height="1.199cm" svg:x="8.476cm" svg:y="3.528cm">
          <draw:text-box>
            <text:p text:style-name="P7"><text:span text:style-name="T1">Event Dispatch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27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20T23:18:34.854232866</dc:date>
    <meta:editing-duration>PT13M3S</meta:editing-duration>
    <meta:editing-cycles>2</meta:editing-cycles>
    <meta:generator>LibreOffice/7.0.4.2$MacOSX_X86_64 LibreOffice_project/dcf040e67528d9187c66b2379df5ea4407429775</meta:generator>
    <meta:document-statistic meta:object-count="17"/>
  </office:meta>
</office:document-meta>
</file>